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3"/>
      <text:p text:style-name="P3">#include &lt;stdio.h&gt;</text:p>
      <text:p text:style-name="P3">#include &lt;stdlib.h&gt;</text:p>
      <text:p text:style-name="P3">struct poly</text:p>
      <text:p text:style-name="P3">{</text:p>
      <text:p text:style-name="P3"><text:tab/>int exp;</text:p>
      <text:p text:style-name="P3"><text:tab/>float coeff;</text:p>
      <text:p text:style-name="P3"><text:tab/>struct poly *link;</text:p>
      <text:p text:style-name="P3">}*Ahead,*Bhead,*Chead;</text:p>
      <text:p text:style-name="P3">void Ainsertcoeff(int i)</text:p>
      <text:p text:style-name="P3">{</text:p>
      <text:p text:style-name="P3"><text:tab/>struct poly *ptr,*temp;</text:p>
      <text:p text:style-name="P3"><text:tab/>float item;</text:p>
      <text:p text:style-name="P3"><text:tab/>ptr=(struct poly *)malloc(sizeof(struct poly));</text:p>
      <text:p text:style-name="P3"><text:tab/>if(ptr==NULL)</text:p>
      <text:p text:style-name="P3"><text:tab/><text:tab/>printf("Memory Full\n");<text:tab/></text:p>
      <text:p text:style-name="P3"><text:tab/>else</text:p>
      <text:p text:style-name="P3"><text:tab/>{</text:p>
      <text:p text:style-name="P3"><text:tab/><text:tab/>scanf("%f",&amp;item);</text:p>
      <text:p text:style-name="P3"><text:tab/><text:tab/>ptr-&gt;coeff=item;</text:p>
      <text:p text:style-name="P3"><text:tab/><text:tab/>ptr-&gt;exp=i;</text:p>
      <text:p text:style-name="P3"><text:tab/><text:tab/>if(Ahead!=NULL)</text:p>
      <text:p text:style-name="P3"><text:tab/><text:tab/>{<text:tab/><text:tab/></text:p>
      <text:p text:style-name="P3"><text:tab/><text:tab/><text:tab/>temp=Ahead;</text:p>
      <text:p text:style-name="P3"><text:tab/><text:tab/><text:tab/>while(temp-&gt;link!= NULL)</text:p>
      <text:p text:style-name="P3"><text:tab/><text:tab/><text:tab/><text:tab/>temp=temp-&gt;link;</text:p>
      <text:p text:style-name="P3"><text:tab/><text:tab/><text:tab/>temp-&gt;link=ptr;</text:p>
      <text:p text:style-name="P3"><text:tab/><text:tab/><text:tab/>ptr-&gt;link=NULL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Ahead=ptr;</text:p>
      <text:p text:style-name="P3"><text:tab/><text:tab/><text:tab/>ptr-&gt;link=NULL;</text:p>
      <text:p text:style-name="P3"><text:tab/><text:tab/>}</text:p>
      <text:p text:style-name="P3"><text:tab/>}</text:p>
      <text:p text:style-name="P3">}</text:p>
      <text:p text:style-name="P3">void Binsertcoeff(int i)</text:p>
      <text:p text:style-name="P3">{</text:p>
      <text:p text:style-name="P3"><text:tab/>struct poly *ptr,*temp;</text:p>
      <text:p text:style-name="P3"><text:tab/>float item;</text:p>
      <text:p text:style-name="P3"><text:tab/>ptr=(struct poly *)malloc(sizeof(struct poly));</text:p>
      <text:p text:style-name="P3"><text:tab/>if(ptr==NULL)</text:p>
      <text:p text:style-name="P3"><text:tab/><text:tab/>printf("Memory Full\n");<text:tab/></text:p>
      <text:p text:style-name="P3"><text:tab/>else</text:p>
      <text:p text:style-name="P3"><text:tab/>{</text:p>
      <text:p text:style-name="P3"><text:tab/><text:tab/>scanf("%f",&amp;item);</text:p>
      <text:p text:style-name="P3"><text:tab/><text:tab/>ptr-&gt;coeff=item;</text:p>
      <text:p text:style-name="P3"><text:tab/><text:tab/>ptr-&gt;exp=i;</text:p>
      <text:p text:style-name="P3"><text:tab/><text:tab/>if(Bhead!=NULL)</text:p>
      <text:p text:style-name="P3"><text:tab/><text:tab/>{<text:tab/><text:tab/></text:p>
      <text:p text:style-name="P3"><text:tab/><text:tab/><text:tab/>temp=Bhead;</text:p>
      <text:p text:style-name="P3"><text:soft-page-break/><text:tab/><text:tab/><text:tab/>while(temp-&gt;link!= NULL)</text:p>
      <text:p text:style-name="P3"><text:tab/><text:tab/><text:tab/><text:tab/>temp=temp-&gt;link;</text:p>
      <text:p text:style-name="P3"><text:tab/><text:tab/><text:tab/>temp-&gt;link=ptr;</text:p>
      <text:p text:style-name="P3"><text:tab/><text:tab/><text:tab/>ptr-&gt;link=NULL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Bhead=ptr;</text:p>
      <text:p text:style-name="P3"><text:tab/><text:tab/><text:tab/>ptr-&gt;link=NULL;</text:p>
      <text:p text:style-name="P3"><text:tab/><text:tab/>}</text:p>
      <text:p text:style-name="P3"><text:tab/>}</text:p>
      <text:p text:style-name="P3">}</text:p>
      <text:p text:style-name="P3">void Cinsertcoeff(float a, float b, int i)</text:p>
      <text:p text:style-name="P3">{</text:p>
      <text:p text:style-name="P3"><text:tab/>struct poly *ptr,*temp;</text:p>
      <text:p text:style-name="P3"><text:tab/>float item;</text:p>
      <text:p text:style-name="P3"><text:tab/>ptr=(struct poly *)malloc(sizeof(struct poly));</text:p>
      <text:p text:style-name="P3"><text:tab/>if(ptr==NULL)</text:p>
      <text:p text:style-name="P3"><text:tab/><text:tab/>printf("Memory Full\n");<text:tab/></text:p>
      <text:p text:style-name="P3"><text:tab/>else</text:p>
      <text:p text:style-name="P3"><text:tab/>{<text:tab/><text:tab/></text:p>
      <text:p text:style-name="P3"><text:tab/><text:tab/>ptr-&gt;coeff=a+b;</text:p>
      <text:p text:style-name="P3"><text:tab/><text:tab/>ptr-&gt;exp=i;</text:p>
      <text:p text:style-name="P3"><text:tab/><text:tab/>if(Chead!=NULL)</text:p>
      <text:p text:style-name="P3"><text:tab/><text:tab/>{</text:p>
      <text:p text:style-name="P3"><text:tab/><text:tab/><text:tab/>temp=Chead;</text:p>
      <text:p text:style-name="P3"><text:tab/><text:tab/><text:tab/>while(temp-&gt;link!=NULL)</text:p>
      <text:p text:style-name="P3"><text:tab/><text:tab/><text:tab/><text:tab/>temp=temp-&gt;link;</text:p>
      <text:p text:style-name="P3"><text:tab/><text:tab/><text:tab/>temp-&gt;link=ptr;</text:p>
      <text:p text:style-name="P3"><text:tab/><text:tab/><text:tab/>ptr-&gt;link=NULL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Chead=ptr;</text:p>
      <text:p text:style-name="P3"><text:tab/><text:tab/><text:tab/>ptr-&gt;link=NULL;</text:p>
      <text:p text:style-name="P3"><text:tab/><text:tab/>}</text:p>
      <text:p text:style-name="P3"><text:tab/>}</text:p>
      <text:p text:style-name="P3">}</text:p>
      <text:p text:style-name="P3">float getcoeffA(int i)</text:p>
      <text:p text:style-name="P3">{</text:p>
      <text:p text:style-name="P3"><text:tab/>if(Ahead!=NULL)</text:p>
      <text:p text:style-name="P3"><text:tab/>{</text:p>
      <text:p text:style-name="P3"><text:tab/><text:tab/>struct poly *ptr;</text:p>
      <text:p text:style-name="P3"><text:tab/><text:tab/>ptr=Ahead;</text:p>
      <text:p text:style-name="P3"><text:tab/><text:tab/>while(ptr-&gt;exp!=i &amp;&amp; ptr-&gt;link!=NULL)</text:p>
      <text:p text:style-name="P3"><text:tab/><text:tab/><text:tab/>ptr=ptr-&gt;link;</text:p>
      <text:p text:style-name="P3"><text:tab/><text:tab/>if(ptr-&gt;exp ==i)</text:p>
      <text:p text:style-name="P3"><text:tab/><text:tab/><text:tab/>return ptr-&gt;coeff;</text:p>
      <text:p text:style-name="P3"><text:tab/><text:tab/>else</text:p>
      <text:p text:style-name="P3"><text:tab/><text:tab/><text:tab/>return 0;</text:p>
      <text:p text:style-name="P3"><text:tab/>}</text:p>
      <text:p text:style-name="P3"><text:tab/>else</text:p>
      <text:p text:style-name="P3"><text:soft-page-break/><text:tab/><text:tab/>printf("\nList is empty");<text:tab/></text:p>
      <text:p text:style-name="P3">}</text:p>
      <text:p text:style-name="P3">float getcoeffB(int i)</text:p>
      <text:p text:style-name="P3">{</text:p>
      <text:p text:style-name="P3"><text:tab/>if(Bhead!=NULL)</text:p>
      <text:p text:style-name="P3"><text:tab/>{</text:p>
      <text:p text:style-name="P3"><text:tab/><text:tab/>struct poly *ptr;</text:p>
      <text:p text:style-name="P3"><text:tab/><text:tab/>ptr=Bhead;</text:p>
      <text:p text:style-name="P3"><text:tab/><text:tab/>while(ptr-&gt;exp!=i &amp;&amp; ptr-&gt;link!=NULL)</text:p>
      <text:p text:style-name="P3"><text:tab/><text:tab/><text:tab/>ptr=ptr-&gt;link;</text:p>
      <text:p text:style-name="P3"><text:tab/><text:tab/>if(ptr-&gt;exp ==i)</text:p>
      <text:p text:style-name="P3"><text:tab/><text:tab/><text:tab/>return ptr-&gt;coeff;</text:p>
      <text:p text:style-name="P3"><text:tab/><text:tab/>else</text:p>
      <text:p text:style-name="P3"><text:tab/><text:tab/><text:tab/>return 0;</text:p>
      <text:p text:style-name="P3"><text:tab/>}</text:p>
      <text:p text:style-name="P3"><text:tab/>else</text:p>
      <text:p text:style-name="P3"><text:tab/><text:tab/>printf("\nList is empty");<text:tab/></text:p>
      <text:p text:style-name="P3">}</text:p>
      <text:p text:style-name="P3">void add()</text:p>
      <text:p text:style-name="P3">{</text:p>
      <text:p text:style-name="P3"><text:tab/>int i, deg1, deg2, j;</text:p>
      <text:p text:style-name="P3"><text:tab/>printf("\nEnter the degree of first polynomial : ");</text:p>
      <text:p text:style-name="P3"><text:tab/>scanf("%d",&amp;deg1);</text:p>
      <text:p text:style-name="P3"><text:tab/>for(i=0;i&lt;=deg1;i++)</text:p>
      <text:p text:style-name="P3"><text:tab/>{</text:p>
      <text:p text:style-name="P3"><text:tab/><text:tab/>printf("Enter the coefficient of x^%d : ",i);</text:p>
      <text:p text:style-name="P3"><text:tab/><text:tab/>Ainsertcoeff(i);</text:p>
      <text:p text:style-name="P3"><text:tab/>}</text:p>
      <text:p text:style-name="P3"><text:tab/>printf("\nEnter the degree of second polynomial : ");</text:p>
      <text:p text:style-name="P3"><text:tab/>scanf("%d",&amp;deg2);</text:p>
      <text:p text:style-name="P3"><text:tab/>for(i=0;i&lt;=deg2;i++)</text:p>
      <text:p text:style-name="P3"><text:tab/>{</text:p>
      <text:p text:style-name="P3"><text:tab/><text:tab/>printf("Enter the coefficient of x^%d : ",i);</text:p>
      <text:p text:style-name="P3"><text:tab/><text:tab/>Binsertcoeff(i);</text:p>
      <text:p text:style-name="P3"><text:tab/>}<text:tab/></text:p>
      <text:p text:style-name="P3"><text:tab/>if(deg1&lt;=deg2)</text:p>
      <text:p text:style-name="P3"><text:tab/>{</text:p>
      <text:p text:style-name="P3"><text:tab/><text:tab/>for(i=0;i&lt;=deg1;i++)</text:p>
      <text:p text:style-name="P3"><text:tab/><text:tab/><text:tab/>Cinsertcoeff(getcoeffA(i), getcoeffB(i), i);</text:p>
      <text:p text:style-name="P3"><text:tab/><text:tab/>if(deg1!=deg2)</text:p>
      <text:p text:style-name="P3"><text:tab/><text:tab/><text:tab/>for(i=deg1+1;i&lt;=deg2;i++)</text:p>
      <text:p text:style-name="P3"><text:tab/><text:tab/><text:tab/><text:tab/>Cinsertcoeff(0, getcoeffB(i), i);</text:p>
      <text:p text:style-name="P3"><text:tab/>}</text:p>
      <text:p text:style-name="P3"><text:tab/>else</text:p>
      <text:p text:style-name="P3"><text:tab/>{</text:p>
      <text:p text:style-name="P3"><text:tab/><text:tab/>for(i=0;i&lt;=deg2;i++)</text:p>
      <text:p text:style-name="P3"><text:tab/><text:tab/><text:tab/>Cinsertcoeff(getcoeffA(i), getcoeffB(i), i);</text:p>
      <text:p text:style-name="P3"><text:tab/><text:tab/>if(deg1!=deg2)</text:p>
      <text:p text:style-name="P3"><text:tab/><text:tab/><text:tab/>for(i=deg1+1;i&lt;=deg2;i++)</text:p>
      <text:p text:style-name="P3"><text:tab/><text:tab/><text:tab/><text:tab/>Cinsertcoeff(getcoeffA(i), 0, i);<text:tab/><text:tab/></text:p>
      <text:p text:style-name="P3"><text:tab/>}<text:tab/><text:tab/><text:tab/></text:p>
      <text:p text:style-name="P3"><text:tab/>display();</text:p>
      <text:p text:style-name="P3"><text:soft-page-break/>}</text:p>
      <text:p text:style-name="P3">void display()</text:p>
      <text:p text:style-name="P3">{</text:p>
      <text:p text:style-name="P3"><text:tab/>if(Chead!=NULL)</text:p>
      <text:p text:style-name="P3"><text:tab/>{</text:p>
      <text:p text:style-name="P3"><text:tab/><text:tab/>struct poly *ptr;</text:p>
      <text:p text:style-name="P3"><text:tab/><text:tab/>ptr=Chead;</text:p>
      <text:p text:style-name="P3"><text:tab/><text:tab/>while(ptr!=NULL)</text:p>
      <text:p text:style-name="P3"><text:tab/><text:tab/>{</text:p>
      <text:p text:style-name="P3"><text:tab/><text:tab/><text:tab/>printf("%f x^%d",ptr-&gt;coeff,ptr-&gt;exp);</text:p>
      <text:p text:style-name="P3"><text:tab/><text:tab/><text:tab/>if(ptr-&gt;link!=NULL)</text:p>
      <text:p text:style-name="P3"><text:tab/><text:tab/><text:tab/><text:tab/>printf("+");</text:p>
      <text:p text:style-name="P3"><text:tab/><text:tab/><text:tab/>ptr=ptr-&gt;link;</text:p>
      <text:p text:style-name="P3"><text:tab/><text:tab/>}</text:p>
      <text:p text:style-name="P3"><text:tab/>}</text:p>
      <text:p text:style-name="P3"><text:tab/>else</text:p>
      <text:p text:style-name="P3"><text:tab/><text:tab/>printf("\nList is empty");</text:p>
      <text:p text:style-name="P3">}</text:p>
      <text:p text:style-name="P3">void delete()</text:p>
      <text:p text:style-name="P3">{</text:p>
      <text:p text:style-name="P3"><text:tab/>struct poly *ptra,*ptrb,*ptrc;</text:p>
      <text:p text:style-name="P3"><text:tab/>ptra=Ahead;</text:p>
      <text:p text:style-name="P3"><text:tab/>Ahead=ptra-&gt;link;</text:p>
      <text:p text:style-name="P3"><text:tab/>free(ptra);</text:p>
      <text:p text:style-name="P3"><text:tab/>ptrb=Bhead;</text:p>
      <text:p text:style-name="P3"><text:tab/>Bhead=ptrb-&gt;link;</text:p>
      <text:p text:style-name="P3"><text:tab/>free(ptrb);</text:p>
      <text:p text:style-name="P3"><text:tab/>ptrc=Chead;</text:p>
      <text:p text:style-name="P3"><text:tab/>Chead=ptrc-&gt;link;</text:p>
      <text:p text:style-name="P3"><text:tab/>free(ptrc);</text:p>
      <text:p text:style-name="P3">}</text:p>
      <text:p text:style-name="P3">void main()</text:p>
      <text:p text:style-name="P3">{</text:p>
      <text:p text:style-name="P3"><text:tab/>char c;</text:p>
      <text:p text:style-name="P3"><text:tab/>printf("\n**Polynomial Addition**\n");</text:p>
      <text:p text:style-name="P3"><text:tab/>do</text:p>
      <text:p text:style-name="P3"><text:tab/>{</text:p>
      <text:p text:style-name="P3"><text:tab/><text:tab/>add();</text:p>
      <text:p text:style-name="P3"><text:tab/><text:tab/>while(Ahead!=NULL &amp;&amp; Bhead!=NULL &amp;&amp; Chead!=NULL)</text:p>
      <text:p text:style-name="P3"><text:tab/><text:tab/><text:tab/>delete();</text:p>
      <text:p text:style-name="P3"><text:tab/><text:tab/>printf("\nDo you want to continue (y/n) : ");</text:p>
      <text:p text:style-name="P3"><text:tab/><text:tab/>scanf("%s",&amp;c);</text:p>
      <text:p text:style-name="P3"><text:tab/>}while(c!='n' &amp;&amp; c!='N');</text:p>
      <text:p text:style-name="P3"><text:tab/>printf("Thank you....\n");</text:p>
      <text:p text:style-name="P3">}<text:tab/></text:p>
      <text:p text:style-name="P2"/>
      <text:p text:style-name="P1">OUTPUT:</text:p>
      <text:p text:style-name="P1"/>
      <text:p text:style-name="P4">**Polynomial Addition**</text:p>
      <text:p text:style-name="P4"/>
      <text:p text:style-name="P4">Enter the degree of first polynomial : 2</text:p>
      <text:p text:style-name="P4">Enter the coefficient of x^0 : 7</text:p>
      <text:p text:style-name="P4"><text:soft-page-break/>Enter the coefficient of x^1 : 5</text:p>
      <text:p text:style-name="P4">Enter the coefficient of x^2 : 1</text:p>
      <text:p text:style-name="P4"/>
      <text:p text:style-name="P4">Enter the degree of second polynomial : 2</text:p>
      <text:p text:style-name="P4">Enter the coefficient of x^0 : 8</text:p>
      <text:p text:style-name="P4">Enter the coefficient of x^1 : 3</text:p>
      <text:p text:style-name="P4">Enter the coefficient of x^2 : 4</text:p>
      <text:p text:style-name="P4">15.000000 x^0+8.000000 x^1+5.000000 x^2</text:p>
      <text:p text:style-name="P4">Do you want to continue (y/n) : n</text:p>
      <text:p text:style-name="P4">Thank you...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3-01T15:16:12.124000000</dc:date>
    <meta:editing-duration>PT2H38M16S</meta:editing-duration>
    <meta:editing-cycles>12</meta:editing-cycles>
    <meta:generator>LibreOffice/7.3.0.3$Windows_X86_64 LibreOffice_project/0f246aa12d0eee4a0f7adcefbf7c878fc2238db3</meta:generator>
    <meta:document-statistic meta:table-count="0" meta:image-count="0" meta:object-count="0" meta:page-count="5" meta:paragraph-count="213" meta:word-count="402" meta:character-count="3426" meta:non-whitespace-character-count="2910"/>
  </office:meta>
</office:document-meta>
</file>